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82cm" svg:height="1.4cm" svg:x="3.794cm" svg:y="10.652cm">
          <text:p text:style-name="P1"><text:span text:style-name="T1">PICK WORD </text:span></text:p>
          <text:p text:style-name="P1"><text:span text:style-name="T1">FROM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881cm" svg:height="1.397cm" svg:x="7.009cm" svg:y="10.652cm">
          <text:p text:style-name="P1"><text:span text:style-name="T1">CHOOSE RANDOM</text:span></text:p>
          <text:p text:style-name="P1"><text:span text:style-name="T1"><text:s/></text:span><text:span text:style-name="T1">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883cm" svg:height="1.396cm" svg:x="9.42cm" svg:y="6.207cm">
          <text:p text:style-name="P1"><text:span text:style-name="T1">GET SECRET</text:span></text:p>
          <text:p text:style-name="P1"><text:span text:style-name="T1"><text:s/></text:span><text:span text:style-name="T1">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882cm" svg:height="1.397cm" svg:x="14.501cm" svg:y="2.905cm">
          <text:p text:style-name="P1"><text:span text:style-name="T1">PLAY 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882cm" svg:height="1.398cm" svg:x="17.002cm" svg:y="6.334cm">
          <text:p text:style-name="P1"><text:span text:style-name="T1">GET VALID LE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883cm" svg:height="1.397cm" svg:x="26.654cm" svg:y="10.652cm">
          <text:p text:style-name="P1"><text:span text:style-name="T1">PRINT 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882cm" svg:height="1.398cm" svg:x="0.746cm" svg:y="10.652cm">
          <text:p text:style-name="P1"><text:span text:style-name="T1">CHECK IF THE </text:span></text:p>
          <text:p text:style-name="P1"><text:span text:style-name="T1">FILE EXI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861cm" svg:y1="7.603cm" svg:x2="5.235cm" svg:y2="10.652cm" draw:start-shape="id1" draw:start-glue-point="2" draw:end-shape="id2" draw:end-glue-point="0" svg:d="m10861 7603-5626 3049" svg:viewBox="0 0 5627 3050">
          <text:p/>
        </draw:connector>
        <draw:connector draw:style-name="gr2" draw:text-style-name="P1" draw:layer="layout" draw:type="line" svg:x1="15.942cm" svg:y1="4.302cm" svg:x2="18.443cm" svg:y2="6.334cm" draw:start-shape="id3" draw:start-glue-point="2" draw:end-shape="id4" draw:end-glue-point="0" svg:d="m15942 4302 2501 2032" svg:viewBox="0 0 2502 2033">
          <text:p/>
        </draw:connector>
        <draw:custom-shape draw:style-name="gr1" draw:text-style-name="P2" xml:id="id7" draw:id="id7" draw:layer="layout" svg:width="2.882cm" svg:height="1.397cm" svg:x="13.573cm" svg:y="10.652cm">
          <text:p text:style-name="P1"><text:span text:style-name="T1">GET LE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882cm" svg:height="1.397cm" svg:x="16.621cm" svg:y="10.652cm">
          <text:p text:style-name="P1"><text:span text:style-name="T1">ANALYZE LETTER </text:span></text:p>
          <text:p text:style-name="P1"><text:span text:style-name="T1">CORRECT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522cm" svg:height="1.398cm" svg:x="19.796cm" svg:y="10.652cm">
          <text:p text:style-name="P1"><text:span text:style-name="T1">ANALYZE IF </text:span></text:p>
          <text:p text:style-name="P1"><text:span text:style-name="T1">LETTER IS </text:span></text:p>
          <text:p text:style-name="P1"><text:span text:style-name="T1">REP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8.443cm" svg:y1="7.732cm" svg:x2="18.062cm" svg:y2="10.652cm" draw:start-shape="id4" draw:start-glue-point="2" draw:end-shape="id5" draw:end-glue-point="0" svg:d="m18443 7732-381 2920" svg:viewBox="0 0 382 2921">
          <text:p/>
        </draw:connector>
        <draw:connector draw:style-name="gr2" draw:text-style-name="P1" draw:layer="layout" draw:type="line" svg:x1="18.443cm" svg:y1="7.732cm" svg:x2="21.057cm" svg:y2="10.652cm" draw:start-shape="id4" draw:start-glue-point="2" draw:end-shape="id6" draw:end-glue-point="0" svg:d="m18443 7732 2614 2920" svg:viewBox="0 0 2615 2921">
          <text:p/>
        </draw:connector>
        <draw:connector draw:style-name="gr2" draw:text-style-name="P1" draw:layer="layout" draw:type="line" svg:x1="18.443cm" svg:y1="7.732cm" svg:x2="15.014cm" svg:y2="10.652cm" draw:start-shape="id4" draw:start-glue-point="2" draw:end-shape="id7" draw:end-glue-point="0" svg:d="m18443 7732-3429 2920" svg:viewBox="0 0 3430 2921">
          <text:p/>
        </draw:connector>
        <draw:connector draw:style-name="gr2" draw:text-style-name="P1" draw:layer="layout" draw:type="line" svg:x1="10.861cm" svg:y1="7.603cm" svg:x2="2.187cm" svg:y2="10.652cm" draw:start-shape="id1" draw:start-glue-point="2" draw:end-shape="id8" draw:end-glue-point="0" svg:d="m10861 7603-8674 3049" svg:viewBox="0 0 8675 3050">
          <text:p/>
        </draw:connector>
        <draw:connector draw:style-name="gr2" draw:text-style-name="P1" draw:layer="layout" draw:type="line" svg:x1="15.942cm" svg:y1="4.302cm" svg:x2="10.861cm" svg:y2="6.207cm" draw:start-shape="id3" draw:start-glue-point="2" draw:end-shape="id1" draw:end-glue-point="0" svg:d="m15942 4302-5081 1905" svg:viewBox="0 0 5082 1906">
          <text:p/>
        </draw:connector>
        <draw:connector draw:style-name="gr2" draw:text-style-name="P1" draw:layer="layout" draw:type="line" svg:x1="10.861cm" svg:y1="7.603cm" svg:x2="8.449cm" svg:y2="10.652cm" draw:start-shape="id1" draw:start-glue-point="2" draw:end-shape="id9" draw:end-glue-point="0" svg:d="m10861 7603-2412 3049" svg:viewBox="0 0 2413 3050">
          <text:p/>
        </draw:connector>
        <draw:custom-shape draw:style-name="gr1" draw:text-style-name="P2" xml:id="id11" draw:id="id11" draw:layer="layout" svg:width="2.882cm" svg:height="1.397cm" svg:x="24.622cm" svg:y="6.334cm">
          <text:p text:style-name="P1"><text:span text:style-name="T1">CHECK 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882cm" svg:height="1.397cm" svg:x="2.309cm" svg:y="6.207cm">
          <text:p text:style-name="P1"><text:span text:style-name="T1">INITIALIZE </text:span></text:p>
          <text:p text:style-name="P1"><text:span text:style-name="T1">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5.942cm" svg:y1="4.302cm" svg:x2="3.75cm" svg:y2="6.207cm" draw:start-shape="id3" draw:start-glue-point="2" draw:end-shape="id10" draw:end-glue-point="0" svg:d="m15942 4302-12192 1905" svg:viewBox="0 0 12193 1906">
          <text:p/>
        </draw:connector>
        <draw:connector draw:style-name="gr2" draw:text-style-name="P1" draw:layer="layout" draw:type="line" svg:x1="15.942cm" svg:y1="4.302cm" svg:x2="26.063cm" svg:y2="6.334cm" draw:start-shape="id3" draw:start-glue-point="2" draw:end-shape="id11" draw:end-glue-point="0" svg:d="m15942 4302 10121 2032" svg:viewBox="0 0 10122 2033">
          <text:p/>
        </draw:connector>
        <draw:custom-shape draw:style-name="gr1" draw:text-style-name="P2" xml:id="id12" draw:id="id12" draw:layer="layout" svg:width="2.882cm" svg:height="1.397cm" svg:x="23.225cm" svg:y="10.652cm">
          <text:p text:style-name="P1"><text:span text:style-name="T1">UPDATE 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2.882cm" svg:height="1.397cm" svg:x="29.956cm" svg:y="10.652cm">
          <text:p text:style-name="P1"><text:span text:style-name="T1">CHECK WORD</text:span></text:p>
          <text:p text:style-name="P1"><text:span text:style-name="T1">IS 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6.063cm" svg:y1="7.731cm" svg:x2="24.666cm" svg:y2="10.652cm" draw:start-shape="id11" draw:start-glue-point="2" draw:end-shape="id12" draw:end-glue-point="0" svg:d="m26063 7731-1397 2921" svg:viewBox="0 0 1398 2922">
          <text:p/>
        </draw:connector>
        <draw:connector draw:style-name="gr2" draw:text-style-name="P1" draw:layer="layout" draw:type="line" svg:x1="26.063cm" svg:y1="7.731cm" svg:x2="31.397cm" svg:y2="10.652cm" draw:start-shape="id11" draw:start-glue-point="2" draw:end-shape="id13" draw:end-glue-point="0" svg:d="m26063 7731 5334 2921" svg:viewBox="0 0 5335 2922">
          <text:p/>
        </draw:connector>
        <draw:custom-shape draw:style-name="gr1" draw:text-style-name="P2" xml:id="id14" draw:id="id14" draw:layer="layout" svg:width="2.882cm" svg:height="1.398cm" svg:x="10.31cm" svg:y="10.652cm">
          <text:p text:style-name="P1"><text:span text:style-name="T1">ANALYZE WORD </text:span></text:p>
          <text:p text:style-name="P1"><text:span text:style-name="T1">CORRECT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861cm" svg:y1="7.603cm" svg:x2="11.751cm" svg:y2="10.652cm" draw:start-shape="id1" draw:start-glue-point="2" draw:end-shape="id14" draw:end-glue-point="0" svg:d="m10861 7603 890 3049" svg:viewBox="0 0 891 3050">
          <text:p/>
        </draw:connector>
        <draw:connector draw:style-name="gr2" draw:text-style-name="P1" draw:layer="layout" draw:type="line" svg:x1="26.063cm" svg:y1="7.731cm" svg:x2="28.095cm" svg:y2="10.652cm" draw:start-shape="id11" draw:start-glue-point="2" draw:end-shape="id15" draw:end-glue-point="0" svg:d="m26063 7731 2032 2921" svg:viewBox="0 0 2033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33.02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4:15:03</meta:creation-date>
    <dc:date>2014-04-14T17:22:18</dc:date>
    <meta:editing-duration>PT5H57M34S</meta:editing-duration>
    <meta:editing-cycles>13</meta:editing-cycles>
    <meta:generator>LibreOffice/4.0.2.2$Linux_X86_64 LibreOffice_project/400m0$Build-2</meta:generator>
    <meta:document-statistic meta:object-count="29"/>
  </office:meta>
</office:document-meta>
</file>